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erif" svg:font-family="'Noto Serif', genev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987cm" table:align="left"/>
    </style:style>
    <style:style style:name="Table1.A" style:family="table-column">
      <style:table-column-properties style:column-width="2.277cm"/>
    </style:style>
    <style:style style:name="Table1.B" style:family="table-column">
      <style:table-column-properties style:column-width="2.039cm"/>
    </style:style>
    <style:style style:name="Table1.C" style:family="table-column">
      <style:table-column-properties style:column-width="21.671cm"/>
    </style:style>
    <style:style style:name="Table1.A1" style:family="table-cell">
      <style:table-cell-properties style:vertical-align="bottom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bottom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.B2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.C2" style:family="table-cell">
      <style:table-cell-properties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.A3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3" style:family="table-cell">
      <style:table-cell-properties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.C3" style:family="table-cell">
      <style:table-cell-properties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.A4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4" style:family="table-cell">
      <style:table-cell-properties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.C4" style:family="table-cell">
      <style:table-cell-properties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.A5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5" style:family="table-cell">
      <style:table-cell-properties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.C5" style:family="table-cell">
      <style:table-cell-properties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2" style:family="table">
      <style:table-properties style:width="22.89cm" table:align="left"/>
    </style:style>
    <style:style style:name="Table2.A" style:family="table-column">
      <style:table-column-properties style:column-width="8.574cm"/>
    </style:style>
    <style:style style:name="Table2.B" style:family="table-column">
      <style:table-column-properties style:column-width="14.316cm"/>
    </style:style>
    <style:style style:name="Table2.A1" style:family="table-cell">
      <style:table-cell-properties style:border-line-width="0.009cm 0.009cm 0.009cm" fo:padding="0.049cm" fo:border="0.75pt double #808080"/>
    </style:style>
    <style:style style:name="Table2.B1" style:family="table-cell">
      <style:table-cell-properties style:border-line-width-left="0cm 0.004cm 0.002cm" style:border-line-width-right="0.009cm 0.009cm 0.009cm" style:border-line-width-top="0.009cm 0.009cm 0.009cm" style:border-line-width-bottom="0.009cm 0.009cm 0.009cm" fo:padding="0.049cm" fo:border-left="0.05pt double #808080" fo:border-right="0.75pt double #808080" fo:border-top="0.75pt double #808080" fo:border-bottom="0.75pt double #808080"/>
    </style:style>
    <style:style style:name="P1" style:family="paragraph" style:parent-style-name="Standard">
      <style:text-properties officeooo:rsid="001488ce" officeooo:paragraph-rsid="001488ce"/>
    </style:style>
    <style:style style:name="P2" style:family="paragraph" style:parent-style-name="Standard">
      <style:text-properties officeooo:rsid="001488ce" officeooo:paragraph-rsid="0016719c"/>
    </style:style>
    <style:style style:name="P3" style:family="paragraph" style:parent-style-name="Standard">
      <style:text-properties officeooo:rsid="001488ce" officeooo:paragraph-rsid="0026248e"/>
    </style:style>
    <style:style style:name="P4" style:family="paragraph" style:parent-style-name="Standard">
      <style:text-properties fo:color="#b2b2b2" officeooo:rsid="001488ce" officeooo:paragraph-rsid="0016719c"/>
    </style:style>
    <style:style style:name="P5" style:family="paragraph" style:parent-style-name="Standard">
      <style:text-properties fo:color="#cccccc" officeooo:rsid="001488ce" officeooo:paragraph-rsid="0016719c"/>
    </style:style>
    <style:style style:name="P6" style:family="paragraph" style:parent-style-name="Standard">
      <style:text-properties fo:color="#cccccc" fo:font-weight="bold" officeooo:rsid="0023d71f" officeooo:paragraph-rsid="0023d71f" style:font-weight-asian="bold" style:font-weight-complex="bold"/>
    </style:style>
    <style:style style:name="P7" style:family="paragraph" style:parent-style-name="Text_20_body" style:list-style-name="L1">
      <style:text-properties officeooo:paragraph-rsid="0026248e"/>
    </style:style>
    <style:style style:name="P8" style:family="paragraph" style:parent-style-name="Text_20_body">
      <style:text-properties officeooo:rsid="001488ce" officeooo:paragraph-rsid="0016719c"/>
    </style:style>
    <style:style style:name="P9" style:family="paragraph" style:parent-style-name="Text_20_body">
      <style:text-properties officeooo:rsid="001488ce" officeooo:paragraph-rsid="001488ce"/>
    </style:style>
    <style:style style:name="P10" style:family="paragraph" style:parent-style-name="Text_20_body">
      <style:text-properties officeooo:rsid="001488ce" officeooo:paragraph-rsid="0026248e"/>
    </style:style>
    <style:style style:name="P11" style:family="paragraph" style:parent-style-name="Text_20_body" style:list-style-name="L2"/>
    <style:style style:name="P12" style:family="paragraph" style:parent-style-name="Text_20_body">
      <style:paragraph-properties fo:text-align="justify" style:justify-single-word="false"/>
      <style:text-properties style:font-name="Noto Serif" fo:font-size="12pt" officeooo:paragraph-rsid="003abdac"/>
    </style:style>
    <style:style style:name="P13" style:family="paragraph" style:parent-style-name="Text_20_body">
      <style:paragraph-properties fo:text-align="justify" style:justify-single-word="false"/>
      <style:text-properties style:font-name="Noto Serif" fo:font-size="12pt" officeooo:rsid="001488ce" officeooo:paragraph-rsid="003abdac"/>
    </style:style>
    <style:style style:name="P14" style:family="paragraph" style:parent-style-name="Text_20_body">
      <style:text-properties fo:color="#b2b2b2"/>
    </style:style>
    <style:style style:name="P15" style:family="paragraph" style:parent-style-name="Text_20_body" style:list-style-name="L7">
      <style:text-properties fo:color="#b2b2b2"/>
    </style:style>
    <style:style style:name="P16" style:family="paragraph" style:parent-style-name="Text_20_body">
      <style:text-properties fo:color="#cccccc"/>
    </style:style>
    <style:style style:name="P17" style:family="paragraph" style:parent-style-name="Text_20_body" style:list-style-name="L3">
      <style:text-properties fo:color="#cccccc"/>
    </style:style>
    <style:style style:name="P18" style:family="paragraph" style:parent-style-name="Text_20_body" style:list-style-name="L6"/>
    <style:style style:name="P19" style:family="paragraph" style:parent-style-name="Text_20_body">
      <style:text-properties officeooo:paragraph-rsid="003e2e08"/>
    </style:style>
    <style:style style:name="P20" style:family="paragraph" style:parent-style-name="Text_20_body">
      <style:text-properties officeooo:paragraph-rsid="003c38d5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officeooo:paragraph-rsid="0026248e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officeooo:paragraph-rsid="003c38d5"/>
    </style:style>
    <style:style style:name="P24" style:family="paragraph" style:parent-style-name="Text_20_body" style:list-style-name="L7">
      <style:paragraph-properties fo:margin-top="0cm" fo:margin-bottom="0cm" loext:contextual-spacing="false"/>
      <style:text-properties fo:color="#b2b2b2"/>
    </style:style>
    <style:style style:name="P25" style:family="paragraph" style:parent-style-name="Text_20_body" style:list-style-name="L3">
      <style:paragraph-properties fo:margin-top="0cm" fo:margin-bottom="0cm" loext:contextual-spacing="false"/>
      <style:text-properties fo:color="#cccccc"/>
    </style:style>
    <style:style style:name="P26" style:family="paragraph" style:parent-style-name="Text_20_body" style:list-style-name="L5">
      <style:paragraph-properties fo:margin-top="0cm" fo:margin-bottom="0cm" loext:contextual-spacing="false"/>
    </style:style>
    <style:style style:name="P27" style:family="paragraph" style:parent-style-name="Text_20_body" style:list-style-name="L6">
      <style:paragraph-properties fo:margin-top="0cm" fo:margin-bottom="0cm" loext:contextual-spacing="false"/>
    </style:style>
    <style:style style:name="P28" style:family="paragraph" style:parent-style-name="Heading_20_2">
      <style:text-properties officeooo:rsid="001488ce" officeooo:paragraph-rsid="0016719c"/>
    </style:style>
    <style:style style:name="P29" style:family="paragraph" style:parent-style-name="Heading_20_2">
      <style:text-properties fo:color="#b2b2b2"/>
    </style:style>
    <style:style style:name="P30" style:family="paragraph" style:parent-style-name="Heading_20_2">
      <style:text-properties officeooo:paragraph-rsid="0045fab4"/>
    </style:style>
    <style:style style:name="P31" style:family="paragraph" style:parent-style-name="Table_20_Heading">
      <style:text-properties officeooo:paragraph-rsid="0016719c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  <style:text-properties officeooo:paragraph-rsid="00450087"/>
    </style:style>
    <style:style style:name="P34" style:family="paragraph" style:parent-style-name="Table_20_Contents">
      <style:text-properties officeooo:paragraph-rsid="0016719c"/>
    </style:style>
    <style:style style:name="P35" style:family="paragraph" style:parent-style-name="Table_20_Contents">
      <style:text-properties fo:color="#cccccc"/>
    </style:style>
    <style:style style:name="P36" style:family="paragraph" style:parent-style-name="Table_20_Contents">
      <style:text-properties fo:color="#cccccc" officeooo:paragraph-rsid="0016719c"/>
    </style:style>
    <style:style style:name="P37" style:family="paragraph" style:parent-style-name="Table_20_Contents">
      <style:text-properties fo:color="#cccccc" officeooo:rsid="002f1d72" officeooo:paragraph-rsid="002f1d72"/>
    </style:style>
    <style:style style:name="P38" style:family="paragraph" style:parent-style-name="Table_20_Contents">
      <style:text-properties style:use-window-font-color="true" officeooo:paragraph-rsid="0016719c"/>
    </style:style>
    <style:style style:name="P39" style:family="paragraph" style:parent-style-name="Table_20_Contents">
      <style:text-properties style:use-window-font-color="true" officeooo:rsid="00380a9c" officeooo:paragraph-rsid="00380a9c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43483a" officeooo:paragraph-rsid="0043483a"/>
    </style:style>
    <style:style style:name="P42" style:family="paragraph" style:parent-style-name="Heading_20_3">
      <style:text-properties officeooo:rsid="001488ce"/>
    </style:style>
    <style:style style:name="P43" style:family="paragraph" style:parent-style-name="Heading_20_3">
      <style:text-properties officeooo:rsid="001488ce" officeooo:paragraph-rsid="003abdac"/>
    </style:style>
    <style:style style:name="P44" style:family="paragraph" style:parent-style-name="Heading_20_3">
      <style:text-properties fo:color="#b2b2b2"/>
    </style:style>
    <style:style style:name="P45" style:family="paragraph" style:parent-style-name="Heading_20_3">
      <style:text-properties fo:color="#cccccc"/>
    </style:style>
    <style:style style:name="P46" style:family="paragraph" style:parent-style-name="Quotations" style:list-style-name="L4"/>
    <style:style style:name="P47" style:family="paragraph" style:parent-style-name="Quotations" style:list-style-name="L4">
      <style:paragraph-properties fo:margin-top="0cm" fo:margin-bottom="0cm" loext:contextual-spacing="false"/>
    </style:style>
    <style:style style:name="T1" style:family="text">
      <style:text-properties style:font-name="Noto Serif" fo:font-size="12pt"/>
    </style:style>
    <style:style style:name="T2" style:family="text">
      <style:text-properties officeooo:rsid="00265b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cccc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Introduction to pandas</text:p>
      <text:p text:style-name="P1"/>
      <text:p text:style-name="P2">pandas is an open source, BSD-licensed library providing high-performance, easy-to-use data structures and data analysis tools for the Python programming language.</text:p>
      <text:p text:style-name="P2">pandas is built on top of NumPy and is intended to integrate well within a scientific computing environment with many other 3rd party libraries.</text:p>
      <text:p text:style-name="P1"/>
      <text:p text:style-name="P9">pandas is well suited for many different kinds of data:</text:p>
      <text:list xml:id="list1242176830" text:style-name="L4">
        <text:list-item>
          <text:p text:style-name="P47">Tabular data with heterogeneously-typed columns, as in an SQL table or Excel spreadsheet </text:p>
        </text:list-item>
        <text:list-item>
          <text:p text:style-name="P47">Ordered and unordered (not necessarily fixed-frequency) time series data. </text:p>
        </text:list-item>
        <text:list-item>
          <text:p text:style-name="P47">Arbitrary matrix data (homogeneously typed or heterogeneous) with row and column labels </text:p>
        </text:list-item>
        <text:list-item>
          <text:p text:style-name="P46">Any other form of observational / statistical data sets. The data actually need not be labeled at all to be placed into a pandas data structure </text:p>
        </text:list-item>
      </text:list>
      <text:p text:style-name="P1">Here are just a few of the things that pandas does well:</text:p>
      <text:p text:style-name="P1">Easy handling of missing data (represented as NaN) in floating point as well as non-floating point data</text:p>
      <text:p text:style-name="P1">Size mutability: columns can be inserted and deleted from DataFrame and higher dimensional objects</text:p>
      <text:p text:style-name="P1">Automatic and explicit data alignment: objects can be explicitly aligned to a set of labels, or the user can simply ignore the labels and let Series, DataFrame, etc. automatically align the data for you in computations</text:p>
      <text:p text:style-name="P1">Powerful, flexible group by functionality to perform split-apply-combine operations on data sets, for both aggregating and transforming data</text:p>
      <text:p text:style-name="P1">Make it easy to convert ragged, differently-indexed data in other Python and NumPy data structures into DataFrame objects</text:p>
      <text:p text:style-name="P1">Intelligent label-based slicing, fancy indexing, and subsetting of large data sets</text:p>
      <text:p text:style-name="P1">Intuitive merging and joining data sets</text:p>
      <text:p text:style-name="P1">Flexible reshaping and pivoting of data sets</text:p>
      <text:p text:style-name="P1">Hierarchical labeling of axes (possible to have multiple labels per tick)</text:p>
      <text:p text:style-name="P1">Robust IO tools for loading data from flat files (CSV and delimited), Excel files, databases, and saving / loading data from the ultrafast HDF5 format</text:p>
      <text:p text:style-name="P1">Time series-specific functionality: date range generation and frequency conversion, moving window statistics, moving window linear regressions, date shifting and lagging, etc.</text:p>
      <text:p text:style-name="P1"/>
      <text:p text:style-name="P1"/>
      <text:p text:style-name="P1"/>
      <text:p text:style-name="P3"/>
      <text:p text:style-name="P10">we explored how the NumPy library makes working with data easier. Because we can easily work across multiple dimensions, our code is a lot easier to understand. By using vectorized operations instead of loops, our code runs faster with larger data.</text:p>
      <text:p text:style-name="P10">Although NumPy provides fundamental structures and tools that make working with data easier, there are several things that limit its usefulness:</text:p>
      <text:list xml:id="list1239043497" text:style-name="L1">
        <text:list-item>
          <text:p text:style-name="P21">The lack of support for column names forces us to frame questions as multi-dimensional array operations. </text:p>
        </text:list-item>
        <text:list-item>
          <text:p text:style-name="P21">Support for only one data type per ndarray makes it more difficult to work with data that contains both numeric and string data. </text:p>
        </text:list-item>
        <text:list-item>
          <text:p text:style-name="P7">There are lots of low level methods, but there are many common analysis patterns that don't have pre-built methods. </text:p>
        </text:list-item>
      </text:list>
      <text:p text:style-name="P3">The <text:span text:style-name="Strong_20_Emphasis">pandas</text:span> library provides solutions to all of these pain points and more. Pandas is not so much a replacement for NumPy as an <text:span text:style-name="Emphasis">extension</text:span> of NumPy. The underlying code for pandas uses the NumPy library extensively.</text:p>
      <text:p text:style-name="P3"/>
      <text:p text:style-name="P3"/>
      <text:p text:style-name="P2">The two primary data structures of pandas, Series (1-dimensional) and DataFrame (2-dimensional), handle the vast majority of typical use cases in finance, statistics, social science, and many areas of engineering.</text:p>
      <text:h text:style-name="P28" text:outline-level="2">Data Structur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1">Dimensions</text:p>
            </table:table-cell>
            <table:table-cell table:style-name="Table1.B1" office:value-type="string">
              <text:p text:style-name="P31">Name</text:p>
            </table:table-cell>
            <table:table-cell table:style-name="Table1.B1" office:value-type="string">
              <text:p text:style-name="P31">Description</text:p>
            </table:table-cell>
          </table:table-row>
        </table:table-header-rows>
        <table:table-row>
          <table:table-cell table:style-name="Table1.A2" office:value-type="string">
            <text:p text:style-name="P34">1</text:p>
          </table:table-cell>
          <table:table-cell table:style-name="Table1.B2" office:value-type="string">
            <text:p text:style-name="P34">Series</text:p>
          </table:table-cell>
          <table:table-cell table:style-name="Table1.C2" office:value-type="string">
            <text:p text:style-name="P34">1D labeled homogeneously-typed array</text:p>
          </table:table-cell>
        </table:table-row>
        <table:table-row>
          <table:table-cell table:style-name="Table1.A5" office:value-type="string">
            <text:p text:style-name="P34">2</text:p>
          </table:table-cell>
          <table:table-cell table:style-name="Table1.B5" office:value-type="string">
            <text:p text:style-name="P34">DataFrame</text:p>
          </table:table-cell>
          <table:table-cell table:style-name="Table1.C5" office:value-type="string">
            <text:p text:style-name="P34">General 2D labeled, size-mutable tabular structure with potentially heterogeneously-typed column</text:p>
          </table:table-cell>
        </table:table-row>
        <table:table-row>
          <table:table-cell table:style-name="Table1.A5" office:value-type="string">
            <text:p text:style-name="P37">3</text:p>
          </table:table-cell>
          <table:table-cell table:style-name="Table1.B5" office:value-type="string">
            <text:p text:style-name="P36">Panel</text:p>
          </table:table-cell>
          <table:table-cell table:style-name="Table1.C5" office:value-type="string">
            <text:p text:style-name="P36">General 3D labeled, size-mutable array.</text:p>
          </table:table-cell>
        </table:table-row>
        <table:table-row>
          <table:table-cell table:style-name="Table1.A5" office:value-type="string">
            <text:p text:style-name="P39">3</text:p>
          </table:table-cell>
          <table:table-cell table:style-name="Table1.B5" office:value-type="string">
            <text:p text:style-name="P38">Multiindex</text:p>
          </table:table-cell>
          <table:table-cell table:style-name="Table1.C5" office:value-type="string">
            <text:p text:style-name="P38">MultiIndex</text:p>
          </table:table-cell>
        </table:table-row>
      </table:table>
      <text:p text:style-name="P2"/>
      <text:h text:style-name="P28" text:outline-level="2"><text:span text:style-name="T4">Panel</text:span></text:h>
      <text:p text:style-name="P16">Panel is a three-dimensional data structure with heterogeneous data. It is hard to represent the panel in graphical representation. But a panel can be illustrated as a container of DataFrame.</text:p>
      <text:h text:style-name="P45" text:outline-level="3">Key Points</text:h>
      <text:list xml:id="list1939975197" text:style-name="L3">
        <text:list-item>
          <text:p text:style-name="P25">Heterogeneous data </text:p>
        </text:list-item>
        <text:list-item>
          <text:p text:style-name="P25">Size Mutable </text:p>
        </text:list-item>
        <text:list-item>
          <text:p text:style-name="P17">Data Mutable </text:p>
        </text:list-item>
      </text:list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a xlink:type="simple" xlink:href="https://pandas.pydata.org/pandas-docs/stable/reference/api/pandas.Panel.html#pandas.Panel" text:style-name="Internet_20_link" text:visited-style-name="Visited_20_Internet_20_Link"><text:span text:style-name="Source_20_Text"><text:span text:style-name="T4">Panel</text:span></text:span></text:a><text:span text:style-name="T4">([data, items, major_axis, minor_axis, …])</text:span></text:p>
          </table:table-cell>
          <table:table-cell table:style-name="Table2.B1" office:value-type="string">
            <text:p text:style-name="P35">(DEPRECATED) Represents wide format panel data, stored as 3-dimensional array.</text:p>
          </table:table-cell>
        </table:table-row>
      </table:table>
      <text:p text:style-name="P5"/>
      <text:p text:style-name="P5"/>
      <text:p text:style-name="P6">Refer - pandas-Panel deprecation warning.odt</text:p>
      <text:p text:style-name="P2"/>
      <text:h text:style-name="P29" text:outline-level="2">Panel</text:h>
      <text:p text:style-name="P14">Panel is a three-dimensional data structure with heterogeneous data. It is hard to represent the panel in graphical representation. But a panel can be illustrated as a container of DataFrame.</text:p>
      <text:h text:style-name="P44" text:outline-level="3">Key Points</text:h>
      <text:list xml:id="list2716170108" text:style-name="L7">
        <text:list-item>
          <text:p text:style-name="P24">Heterogeneous data </text:p>
        </text:list-item>
        <text:list-item>
          <text:p text:style-name="P24">Size Mutable </text:p>
        </text:list-item>
        <text:list-item>
          <text:p text:style-name="P15">Data Mutable </text:p>
        </text:list-item>
      </text:list>
      <text:p text:style-name="P4"/>
      <text:p text:style-name="P2"/>
      <text:h text:style-name="P43" text:outline-level="3"><text:span text:style-name="Strong_20_Emphasis"><text:span text:style-name="T1">How to install Pandas?</text:span></text:span></text:h>
      <text:p text:style-name="P12">To install Python Pandas, go to your command line/ terminal and type “<text:span text:style-name="T3">pip install pandas</text:span>” or else, if you have anaconda installed in your system, just type in “<text:span text:style-name="T3">conda install pandas</text:span>”. Once the installation is completed, go to your IDE (Jupyter, <text:span text:style-name="T2">eclipse, Spyder, </text:span>PyCharm etc.)</text:p>
      <text:p text:style-name="P13">import it by typing: “import pandas as pd”</text:p>
      <text:p text:style-name="P13"/>
      <text:p text:style-name="P13"/>
      <text:p text:style-name="P13"/>
      <text:p text:style-name="P13"/>
      <text:p text:style-name="P13"/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erif" svg:font-family="'Noto Serif', genev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39:47.990140137</meta:creation-date>
    <dc:date>2019-05-09T01:18:16.586316630</dc:date>
    <meta:editing-duration>PT1H6M45S</meta:editing-duration>
    <meta:editing-cycles>24</meta:editing-cycles>
    <meta:generator>LibreOffice/6.0.7.3$Linux_X86_64 LibreOffice_project/00m0$Build-3</meta:generator>
    <meta:document-statistic meta:table-count="2" meta:image-count="0" meta:object-count="0" meta:page-count="1" meta:paragraph-count="61" meta:word-count="702" meta:character-count="4524" meta:non-whitespace-character-count="3883"/>
  </office:meta>
</office:document-meta>
</file>